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 style:may-break-between-rows="true" table:border-model="collapsing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1.A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9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  <style:text-properties officeooo:rsid="000a6b80" officeooo:paragraph-rsid="000a6b80"/>
    </style:style>
    <style:style style:name="P2" style:family="paragraph" style:parent-style-name="Standard">
      <style:paragraph-properties fo:text-align="justify" style:justify-single-word="false"/>
      <style:text-properties officeooo:rsid="000d4905" officeooo:paragraph-rsid="000d4905"/>
    </style:style>
    <style:style style:name="P3" style:family="paragraph" style:parent-style-name="Standard">
      <style:paragraph-properties fo:text-align="justify" style:justify-single-word="false"/>
      <style:text-properties officeooo:rsid="000ab9f6" officeooo:paragraph-rsid="000ab9f6"/>
    </style:style>
    <style:style style:name="P4" style:family="paragraph" style:parent-style-name="Standard">
      <style:paragraph-properties fo:text-align="justify" style:justify-single-word="false"/>
      <style:text-properties officeooo:rsid="000ca641" officeooo:paragraph-rsid="000ca641"/>
    </style:style>
    <style:style style:name="P5" style:family="paragraph" style:parent-style-name="Standard">
      <style:paragraph-properties fo:text-align="justify" style:justify-single-word="false"/>
      <style:text-properties officeooo:rsid="000f093f" officeooo:paragraph-rsid="000f093f"/>
    </style:style>
    <style:style style:name="P6" style:family="paragraph" style:parent-style-name="Standard">
      <style:paragraph-properties fo:text-align="justify" style:justify-single-word="false"/>
      <style:text-properties officeooo:rsid="000f8126" officeooo:paragraph-rsid="000f8126"/>
    </style:style>
    <style:style style:name="P7" style:family="paragraph" style:parent-style-name="Table_20_Contents">
      <style:paragraph-properties fo:text-align="lef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093f" officeooo:paragraph-rsid="000f09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lef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8126" officeooo:paragraph-rsid="000f81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lef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f8126" officeooo:paragraph-rsid="000f812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lef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center" style:justify-single-word="false"/>
      <style:text-properties officeooo:rsid="000f8126" officeooo:paragraph-rsid="000f8126"/>
    </style:style>
    <style:style style:name="P12" style:family="paragraph" style:parent-style-name="Standard">
      <style:paragraph-properties fo:text-align="justify" style:justify-single-word="false"/>
      <style:text-properties officeooo:rsid="00103315" officeooo:paragraph-rsid="00103315"/>
    </style:style>
    <style:style style:name="P13" style:family="paragraph" style:parent-style-name="Standard">
      <style:paragraph-properties fo:text-align="justify" style:justify-single-word="false"/>
      <style:text-properties officeooo:rsid="00104681" officeooo:paragraph-rsid="00104681"/>
    </style:style>
    <style:style style:name="P14" style:family="paragraph" style:parent-style-name="Standard" style:list-style-name="L1">
      <style:paragraph-properties fo:text-align="justify" style:justify-single-word="false"/>
      <style:text-properties officeooo:rsid="00104681" officeooo:paragraph-rsid="00104681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112fba" officeooo:paragraph-rsid="00112fba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officeooo:rsid="00112fba" officeooo:paragraph-rsid="00112fba"/>
    </style:style>
    <style:style style:name="P17" style:family="paragraph" style:parent-style-name="Standard" style:list-style-name="L2">
      <style:paragraph-properties fo:text-align="justify" style:justify-single-word="false"/>
      <style:text-properties officeooo:rsid="00112fba" officeooo:paragraph-rsid="00112fba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1313e7" officeooo:paragraph-rsid="001313e7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officeooo:rsid="001313e7" officeooo:paragraph-rsid="001313e7"/>
    </style:style>
    <style:style style:name="P20" style:family="paragraph" style:parent-style-name="Standard">
      <style:paragraph-properties fo:text-align="justify" style:justify-single-word="false"/>
      <style:text-properties officeooo:rsid="00134f57" officeooo:paragraph-rsid="00134f57"/>
    </style:style>
    <style:style style:name="P21" style:family="paragraph" style:parent-style-name="Standard">
      <style:paragraph-properties fo:text-align="right" style:justify-single-word="false"/>
      <style:text-properties officeooo:rsid="00142014" officeooo:paragraph-rsid="00142014"/>
    </style:style>
    <style:style style:name="P22" style:family="paragraph" style:parent-style-name="Standard">
      <style:paragraph-properties fo:text-align="center" style:justify-single-word="false"/>
      <style:text-properties officeooo:rsid="00142014" officeooo:paragraph-rsid="00142014"/>
    </style:style>
    <style:style style:name="P23" style:family="paragraph" style:parent-style-name="Standard">
      <style:paragraph-properties fo:text-align="justify" style:justify-single-word="false"/>
      <style:text-properties officeooo:rsid="00142014" officeooo:paragraph-rsid="00142014"/>
    </style:style>
    <style:style style:name="P24" style:family="paragraph" style:parent-style-name="Standard">
      <style:paragraph-properties fo:text-align="justify" style:justify-single-word="false"/>
      <style:text-properties officeooo:rsid="0014cd2e" officeooo:paragraph-rsid="0014cd2e"/>
    </style:style>
    <style:style style:name="P25" style:family="paragraph" style:parent-style-name="Standard">
      <style:paragraph-properties fo:text-align="justify" style:justify-single-word="false"/>
      <style:text-properties officeooo:rsid="0015faa3" officeooo:paragraph-rsid="0015faa3"/>
    </style:style>
    <style:style style:name="P26" style:family="paragraph" style:parent-style-name="Standard">
      <style:paragraph-properties fo:text-align="justify" style:justify-single-word="false"/>
      <style:text-properties officeooo:rsid="0017b774" officeooo:paragraph-rsid="0017b774"/>
    </style:style>
    <style:style style:name="T1" style:family="text">
      <style:text-properties officeooo:rsid="000b7697"/>
    </style:style>
    <style:style style:name="T2" style:family="text">
      <style:text-properties officeooo:rsid="000ca641"/>
    </style:style>
    <style:style style:name="T3" style:family="text">
      <style:text-properties officeooo:rsid="000da4de"/>
    </style:style>
    <style:style style:name="T4" style:family="text">
      <style:text-properties officeooo:rsid="000f093f"/>
    </style:style>
    <style:style style:name="T5" style:family="text">
      <style:text-properties officeooo:rsid="000f8126"/>
    </style:style>
    <style:style style:name="T6" style:family="text">
      <style:text-properties officeooo:rsid="00112fba"/>
    </style:style>
    <style:style style:name="T7" style:family="text">
      <style:text-properties officeooo:rsid="0013efa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neria de datos<text:tab/><text:tab/><text:tab/><text:tab/><text:tab/><text:tab/><text:tab/><text:tab/><text:tab/><text:tab/>17/02/2026</text:p>
      <text:p text:style-name="P1"/>
      <text:p text:style-name="P2">MEDIDAS DE TENDENCIA CENTRAL</text:p>
      <text:p text:style-name="P1">1. ¿Cómo podríamos resumir una gran cantidad de datos en un solo valor?</text:p>
      <text:p text:style-name="P1"/>
      <text:p text:style-name="P1"/>
      <text:p text:style-name="P1">2. ¿Cómo un sólo número siempre presenta bien a todos los datos?</text:p>
      <text:p text:style-name="P1"/>
      <text:p text:style-name="P1"/>
      <text:p text:style-name="P1">Parámetros estadísticos que resumen un conjunto de datos en un solo valor representando , indicando el centroe de la distribución</text:p>
      <text:p text:style-name="P1"/>
      <text:p text:style-name="P1"/>
      <text:p text:style-name="P1">Partidos:</text:p>
      <text:p text:style-name="P1"/>
      <text:p text:style-name="P1">1 0 2 1 2</text:p>
      <text:p text:style-name="P1">5 2 4 0 3</text:p>
      <text:p text:style-name="P1">0 1 1 3 4</text:p>
      <text:p text:style-name="P1"/>
      <text:p text:style-name="P1"/>
      <text:p text:style-name="P3">X = (suma total de xi) / n</text:p>
      <text:p text:style-name="P3"/>
      <text:p text:style-name="P3">suma total= 29</text:p>
      <text:p text:style-name="P3"/>
      <text:p text:style-name="P3">luego X = 29/15</text:p>
      <text:p text:style-name="P3">Promedio</text:p>
      <text:p text:style-name="P3">X= 1.93</text:p>
      <text:p text:style-name="P3"/>
      <text:p text:style-name="P3">Precaución, es sensible a los cambios, si un dato puede ser mayor o menor a todo puede afectar muy fuerte a el promedio. <text:span text:style-name="T1">Solo si hay datos muy variados (valores extremos). </text:span><text:span text:style-name="T2">(outliers)</text:span></text:p>
      <text:p text:style-name="P3"/>
      <text:p text:style-name="P3">Media<text:span text:style-name="T2">na</text:span>=</text:p>
      <text:p text:style-name="P3">Mc= 2</text:p>
      <text:p text:style-name="P3">000 1111 222 33 44 5</text:p>
      <text:p text:style-name="P3">si es impar se suman los dos de en medio y se divide entre 2</text:p>
      <text:p text:style-name="P3"/>
      <text:p text:style-name="P4">Adecuada para manejo de datos.</text:p>
      <text:p text:style-name="P3"/>
      <text:p text:style-name="P3">Moda, numero con mas frecuencia = 1</text:p>
      <text:p text:style-name="P4">Representa bien los conjuntos de datos, porque es la tendencia, puede bien o no representar datos.</text:p>
      <text:p text:style-name="P4"/>
      <text:p text:style-name="P4"/>
      <text:p text:style-name="P4"/>
      <text:p text:style-name="P4">La media es la mejor para aceptarlo.</text:p>
      <text:p text:style-name="P4"/>
      <text:p text:style-name="P4"/>
      <text:p text:style-name="P4"/>
      <text:p text:style-name="P4"/>
      <text:p text:style-name="P1"/>
      <text:p text:style-name="P2"><text:soft-page-break/>MEDIDAS DE TENDENCIA CENTRA<text:span text:style-name="T3">L PARA DATOS AGRUPADOS </text:span><text:span text:style-name="T4">PUNTUALMENTE</text:span></text:p>
      <text:p text:style-name="P2"/>
      <text:p text:style-name="P5">1. Cuando no tienes cada dato uno por uno si no recimenes de intervalos con sus frecuencias</text:p>
      <text:p text:style-name="P5">Calcular media, modoa, promedio:</text:p>
      <text:p text:style-name="P5"/>
      <text:p text:style-name="P5">Fórmulas</text:p>
      <text:p text:style-name="P5">F = frecuencia absoluta</text:p>
      <text:p text:style-name="P5"/>
      <text:p text:style-name="P5">X = (suma total * F ) / n</text:p>
      <text:p text:style-name="P5"/>
      <text:p text:style-name="P5">Me =</text:p>
      <text:p text:style-name="P5">posicion = n /2</text:p>
      <text:p text:style-name="P5">pos = 60/2</text:p>
      <text:p text:style-name="P5">pos= 30</text:p>
      <text:p text:style-name="P5"/>
      <text:p text:style-name="P6">entonces se busca el mas cercano en F a 30, es y se va a los valores de X, entonces es 15 años</text:p>
      <text:p text:style-name="P5"/>
      <text:p text:style-name="P5">M<text:span text:style-name="T5">oda, Mo</text:span> =</text:p>
      <text:p text:style-name="P5"/>
      <text:p text:style-name="P5"/>
      <text:p text:style-name="P5"/>
      <table:table table:name="Table1" table:style-name="Table1" table:template-name="Academic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7">X</text:p>
          </table:table-cell>
          <table:table-cell table:style-name="Table1.A1" office:value-type="string">
            <text:p text:style-name="P7">f</text:p>
          </table:table-cell>
          <table:table-cell table:style-name="Table1.A1" office:value-type="string">
            <text:p text:style-name="P7">F </text:p>
          </table:table-cell>
          <table:table-cell table:style-name="Table1.A1" office:value-type="string">
            <text:p text:style-name="P7">X * f</text:p>
          </table:table-cell>
        </table:table-row>
        <table:table-row table:style-name="Table1.2">
          <table:table-cell table:style-name="Table1.A2" office:value-type="string">
            <text:p text:style-name="P7">13</text:p>
          </table:table-cell>
          <table:table-cell table:style-name="Table1.B2" office:value-type="float" office:value="3">
            <text:p text:style-name="P7">3</text:p>
          </table:table-cell>
          <table:table-cell table:style-name="Table1.B2" office:value-type="float" office:value="3">
            <text:p text:style-name="P8">3</text:p>
          </table:table-cell>
          <table:table-cell table:style-name="Table1.B2" office:value-type="float" office:value="39">
            <text:p text:style-name="P7">39</text:p>
          </table:table-cell>
        </table:table-row>
        <table:table-row>
          <table:table-cell table:style-name="Table1.A2" office:value-type="string">
            <text:p text:style-name="P7">19</text:p>
          </table:table-cell>
          <table:table-cell table:style-name="Table1.B2" office:value-type="float" office:value="14">
            <text:p text:style-name="P8">14</text:p>
          </table:table-cell>
          <table:table-cell table:style-name="Table1.B2" office:value-type="float" office:value="17">
            <text:p text:style-name="P8">17</text:p>
          </table:table-cell>
          <table:table-cell table:style-name="Table1.B2" office:value-type="float" office:value="196">
            <text:p text:style-name="P7">196</text:p>
          </table:table-cell>
        </table:table-row>
        <table:table-row>
          <table:table-cell table:style-name="Table1.A2" office:value-type="string">
            <text:p text:style-name="P9">15</text:p>
          </table:table-cell>
          <table:table-cell table:style-name="Table1.B2" office:value-type="float" office:value="23">
            <text:p text:style-name="P8">23</text:p>
          </table:table-cell>
          <table:table-cell table:style-name="Table1.B2" office:value-type="float" office:value="40">
            <text:p text:style-name="P8">40</text:p>
          </table:table-cell>
          <table:table-cell table:style-name="Table1.B2" office:value-type="float" office:value="345">
            <text:p text:style-name="P7">345</text:p>
          </table:table-cell>
        </table:table-row>
        <table:table-row>
          <table:table-cell table:style-name="Table1.A2" office:value-type="string">
            <text:p text:style-name="P8">16</text:p>
          </table:table-cell>
          <table:table-cell table:style-name="Table1.B2" office:value-type="float" office:value="10">
            <text:p text:style-name="P8">10</text:p>
          </table:table-cell>
          <table:table-cell table:style-name="Table1.B2" office:value-type="float" office:value="50">
            <text:p text:style-name="P8">50</text:p>
          </table:table-cell>
          <table:table-cell table:style-name="Table1.B2" office:value-type="float" office:value="160">
            <text:p text:style-name="P7">160</text:p>
          </table:table-cell>
        </table:table-row>
        <table:table-row table:style-name="Table1.2">
          <table:table-cell table:style-name="Table1.A2" office:value-type="string">
            <text:p text:style-name="P8">17</text:p>
          </table:table-cell>
          <table:table-cell table:style-name="Table1.B2" office:value-type="float" office:value="5">
            <text:p text:style-name="P8">5</text:p>
          </table:table-cell>
          <table:table-cell table:style-name="Table1.B2" office:value-type="float" office:value="55">
            <text:p text:style-name="P8">55</text:p>
          </table:table-cell>
          <table:table-cell table:style-name="Table1.B2" office:value-type="float" office:value="55">
            <text:p text:style-name="P7">55</text:p>
          </table:table-cell>
        </table:table-row>
        <table:table-row table:style-name="Table1.2">
          <table:table-cell table:style-name="Table1.A2" office:value-type="string">
            <text:p text:style-name="P8">18</text:p>
          </table:table-cell>
          <table:table-cell table:style-name="Table1.B2" office:value-type="float" office:value="4">
            <text:p text:style-name="P8">4</text:p>
          </table:table-cell>
          <table:table-cell table:style-name="Table1.B2" office:value-type="float" office:value="59">
            <text:p text:style-name="P8">59</text:p>
          </table:table-cell>
          <table:table-cell table:style-name="Table1.B2" office:value-type="float" office:value="72">
            <text:p text:style-name="P7">72</text:p>
          </table:table-cell>
        </table:table-row>
        <table:table-row table:style-name="Table1.2">
          <table:table-cell table:style-name="Table1.A2" office:value-type="string">
            <text:p text:style-name="P8">19</text:p>
          </table:table-cell>
          <table:table-cell table:style-name="Table1.B2" office:value-type="float" office:value="1">
            <text:p text:style-name="P8">1</text:p>
          </table:table-cell>
          <table:table-cell table:style-name="Table1.B2" office:value-type="float" office:value="60">
            <text:p text:style-name="P8">60</text:p>
          </table:table-cell>
          <table:table-cell table:style-name="Table1.B2" office:value-type="float" office:value="19">
            <text:p text:style-name="P7">19</text:p>
          </table:table-cell>
        </table:table-row>
        <table:table-row>
          <table:table-cell table:style-name="Table1.A9" office:value-type="string">
            <text:p text:style-name="P10"/>
          </table:table-cell>
          <table:table-cell table:style-name="Table1.B9" office:value-type="float" office:value="60">
            <text:p text:style-name="P7">60</text:p>
          </table:table-cell>
          <table:table-cell table:style-name="Table1.B9">
            <text:p text:style-name="P10"/>
          </table:table-cell>
          <table:table-cell table:style-name="Table1.B9" office:value-type="float" office:value="916">
            <text:p text:style-name="P7">916</text:p>
          </table:table-cell>
        </table:table-row>
      </table:table>
      <text:p text:style-name="P5"/>
      <text:p text:style-name="P5">Promedio:</text:p>
      <text:p text:style-name="P5">X = 15.26</text:p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<text:soft-page-break/>ALGORTIMOS DE ORDENAMIENTO</text:p>
      <text:p text:style-name="P11"/>
      <text:p text:style-name="P12">Descripción:</text:p>
      <text:p text:style-name="P6">Arreglar o reoganizar de forma ascendente o descendente, de forma sistemática.</text:p>
      <text:p text:style-name="P12">Base critíca para operaciones avanzadas en la búsqueda eficiente</text:p>
      <text:p text:style-name="P12"/>
      <text:p text:style-name="P12">Problema:</text:p>
      <text:p text:style-name="P12">Tenemos: 2 4 1 6 3</text:p>
      <text:p text:style-name="P13">con posiciones: dato temporal a intercambiar: pos = 2, entonces: pos &lt;</text:p>
      <text:p text:style-name="P13"/>
      <text:p text:style-name="P13"/>
      <text:p text:style-name="P13">CLASIFICACIÓN GENERAL DE ALGORITMOS:</text:p>
      <text:p text:style-name="P13"/>
      <text:list text:style-name="L1">
        <text:list-item>
          <text:p text:style-name="P14">Métodos por comparación: método como el bubuja, <text:span text:style-name="T6">merch, sort, etc</text:span></text:p>
        </text:list-item>
        <text:list-item>
          <text:p text:style-name="P14">Métodos no comparativos: propiedades físicas de los datos</text:p>
        </text:list-item>
      </text:list>
      <text:p text:style-name="P1"/>
      <text:p text:style-name="P1"/>
      <text:p text:style-name="P15">Ordenamiento por burbuja:</text:p>
      <text:p text:style-name="P16">(Bubble sort)</text:p>
      <text:p text:style-name="P16"/>
      <text:list text:style-name="L2">
        <text:list-item>
          <text:p text:style-name="P17">Compara pares adyacentes</text:p>
        </text:list-item>
        <text:list-item>
          <text:p text:style-name="P17">Intercambia si es necesario</text:p>
        </text:list-item>
        <text:list-item>
          <text:p text:style-name="P17">Repite hasta ordenar</text:p>
        </text:list-item>
      </text:list>
      <text:p text:style-name="P1"/>
      <text:p text:style-name="P16">No es eficiente para grandes datos.</text:p>
      <text:p text:style-name="P16">Complejidad n al cuadrado</text:p>
      <text:p text:style-name="P16">Ejemplo:</text:p>
      <text:p text:style-name="P16">p = [ 5, 3, 1, 4, 2]</text:p>
      <text:p text:style-name="P16">compara pares, toma 5 y 3, 5 es mayor a 3 si, entonces cambia</text:p>
      <text:p text:style-name="P16">3, 5, 1, 4, 2</text:p>
      <text:p text:style-name="P16">luego:</text:p>
      <text:p text:style-name="P16">3, 1, 5,4, 2</text:p>
      <text:p text:style-name="P16">3,1,4,5,2</text:p>
      <text:p text:style-name="P16">3,1,4,2,5</text:p>
      <text:p text:style-name="P16">etc.</text:p>
      <text:p text:style-name="P16">luego se repite otra vez</text:p>
      <text:p text:style-name="P16"/>
      <text:p text:style-name="P18">Ordenamiento por inserción (Insertion Sort)</text:p>
      <text:p text:style-name="P19"/>
      <text:p text:style-name="P19">Construye una lista ordenada de manera incremental, insertando cada elemento en su posició correcta.</text:p>
      <text:p text:style-name="P19">Funciona perfecto con datos ordenados</text:p>
      <text:p text:style-name="P19">Ejemplo:</text:p>
      <text:p text:style-name="P19">P = 5,7,1,3,4,2,6</text:p>
      <text:p text:style-name="P19">toma el mas grande, entonces toma el 7, hace comparacion de los de la izquierda:</text:p>
      <text:p text:style-name="P19">7 es menor a 5, no, se queda igual,</text:p>
      <text:p text:style-name="P19">1 menor a 7 si, se pasa, y asi con los demas….</text:p>
      <text:p text:style-name="P19">1,5,7,3,4,2,6</text:p>
      <text:p text:style-name="P19">1,3,5,7,4,2,6</text:p>
      <text:p text:style-name="P19">1,3,4,5,7,2,6</text:p>
      <text:p text:style-name="P19"><text:soft-page-break/>etc…</text:p>
      <text:p text:style-name="P19"/>
      <text:p text:style-name="P18">Ordenamiento por selección (Selection Sort)</text:p>
      <text:p text:style-name="P1"/>
      <text:p text:style-name="P19">Busca repetidamente el minimo en la porción no ordenada y lo coloca en su posición al inicio.</text:p>
      <text:p text:style-name="P19"/>
      <text:p text:style-name="P19">Ejemplo:</text:p>
      <text:p text:style-name="P19">P = 5,7,3,1,4,2,6</text:p>
      <text:p text:style-name="P19">toma el 5, luego busca entre todos los demas el mas menor</text:p>
      <text:p text:style-name="P19">5 compara con 7, no, luego 3 si, tiene bandera, luego no se para ahi, sigue, y encuentra el 1.</text:p>
      <text:p text:style-name="P19"/>
      <text:p text:style-name="P19">entonces queda asi a la primera: 1,2,3,5,4,2,6</text:p>
      <text:p text:style-name="P19"/>
      <text:p text:style-name="P20">el mas veloz es SELECTION SORT. <text:span text:style-name="T7">Pero depende de la cantidad de datos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1"><text:soft-page-break/>19/02/2026</text:p>
      <text:p text:style-name="P22">Recapitulación de media, moda y mediana</text:p>
      <text:p text:style-name="P1"/>
      <text:p text:style-name="P23">Cálculo de la moda en programación.</text:p>
      <text:p text:style-name="P23"/>
      <text:p text:style-name="P22">MEDIDAS DE TENDENCIA CENTRAL</text:p>
      <text:p text:style-name="P1"/>
      <text:p text:style-name="P23">Algoritmos que permita calcular a los 3.</text:p>
      <text:p text:style-name="P23"/>
      <text:p text:style-name="P23"/>
      <text:p text:style-name="P1"/>
      <text:p text:style-name="P24">Librerias para datos enormes:</text:p>
      <text:p text:style-name="P24"/>
      <text:p text:style-name="P24">PANDAS</text:p>
      <text:p text:style-name="P24"/>
      <text:p text:style-name="P24">Pandas es una biblioteca de python duselada oara facilitar el analisis y la manupulacion de datos.</text:p>
      <text:p text:style-name="P24"/>
      <text:p text:style-name="P25">Instalación y configuracion de pandas</text:p>
      <text:p text:style-name="P1"/>
      <text:p text:style-name="P1"/>
      <text:p text:style-name="P25">Dataframes en pandas estructura y creacion.</text:p>
      <text:p text:style-name="P25">Importacion y exportacion datos con pandas, permite excel, sql, etc.</text:p>
      <text:p text:style-name="P25"/>
      <text:p text:style-name="P26">visualizacion de datos con pandas matploit / seaborn.. sirve para analisis y demas</text:p>
      <text:p text:style-name="P2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fo:color="#000000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fo:color="#000000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fo:color="#000000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fo:color="#000000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fo:color="#000000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fo:color="#000000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fo:color="#000000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fo:color="#000000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fo:color="#000000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fo:color="#000000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fo:color="#000000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fo:color="#000000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fo:color="#000000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fo:color="#000000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fo:color="#000000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fo:color="#000000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7T07:30:22.518285551</meta:creation-date>
    <dc:date>2026-02-19T08:34:15.099232771</dc:date>
    <meta:editing-duration>PT1H53M14S</meta:editing-duration>
    <meta:editing-cycles>18</meta:editing-cycles>
    <meta:generator>LibreOffice/26.2.0.3$Linux_X86_64 LibreOffice_project/620$Build-3</meta:generator>
    <meta:document-statistic meta:table-count="1" meta:image-count="0" meta:object-count="0" meta:page-count="6" meta:paragraph-count="130" meta:word-count="659" meta:character-count="3502" meta:non-whitespace-character-count="2968"/>
  </office:meta>
</office:document-meta>
</file>